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ucida Console" svg:font-family="'Lucida Console'"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officeooo:rsid="001c89ad" officeooo:paragraph-rsid="001c89ad"/>
    </style:style>
    <style:style style:name="P2" style:family="paragraph" style:parent-style-name="Heading">
      <style:text-properties fo:font-size="22pt" fo:font-weight="bold" style:font-size-asian="22pt" style:font-weight-asian="bold" style:font-size-complex="22pt" style:font-weight-complex="bold"/>
    </style:style>
    <style:style style:name="P3" style:family="paragraph" style:parent-style-name="Text_20_body">
      <style:paragraph-properties fo:line-height="107%"/>
    </style:style>
    <style:style style:name="P4" style:family="paragraph" style:parent-style-name="Text_20_body">
      <style:text-properties officeooo:rsid="00189fa9" officeooo:paragraph-rsid="00189fa9"/>
    </style:style>
    <style:style style:name="P5" style:family="paragraph" style:parent-style-name="Text_20_body">
      <style:text-properties officeooo:rsid="001b38ed" officeooo:paragraph-rsid="001b38ed"/>
    </style:style>
    <style:style style:name="P6" style:family="paragraph" style:parent-style-name="Text_20_body">
      <style:text-properties fo:font-weight="bold" officeooo:rsid="001c89ad" officeooo:paragraph-rsid="001c89ad"/>
    </style:style>
    <style:style style:name="P7" style:family="paragraph" style:parent-style-name="Text_20_body">
      <style:text-properties officeooo:rsid="001cb484" officeooo:paragraph-rsid="001cb484"/>
    </style:style>
    <style:style style:name="P8" style:family="paragraph" style:parent-style-name="Text_20_body">
      <style:paragraph-properties fo:line-height="107%"/>
      <style:text-properties officeooo:rsid="001cb484" officeooo:paragraph-rsid="001cb484"/>
    </style:style>
    <style:style style:name="P9" style:family="paragraph" style:parent-style-name="Text_20_body">
      <style:text-properties officeooo:rsid="001e2304" officeooo:paragraph-rsid="001e2304"/>
    </style:style>
    <style:style style:name="P10" style:family="paragraph" style:parent-style-name="Text_20_body">
      <style:text-properties officeooo:rsid="0020220a" officeooo:paragraph-rsid="0020220a"/>
    </style:style>
    <style:style style:name="P11" style:family="paragraph" style:parent-style-name="Text_20_body">
      <style:text-properties officeooo:rsid="00221aa6" officeooo:paragraph-rsid="00221aa6"/>
    </style:style>
    <style:style style:name="P12" style:family="paragraph" style:parent-style-name="Text_20_body">
      <style:text-properties officeooo:rsid="00239778" officeooo:paragraph-rsid="00239778"/>
    </style:style>
    <style:style style:name="P13" style:family="paragraph" style:parent-style-name="Text_20_body">
      <style:text-properties officeooo:rsid="0023ef8f" officeooo:paragraph-rsid="0023ef8f"/>
    </style:style>
    <style:style style:name="P14" style:family="paragraph" style:parent-style-name="Text_20_body">
      <style:text-properties officeooo:rsid="0024d5e4" officeooo:paragraph-rsid="0024d5e4"/>
    </style:style>
    <style:style style:name="P15" style:family="paragraph" style:parent-style-name="Text_20_body">
      <style:text-properties officeooo:rsid="00250ba2" officeooo:paragraph-rsid="00250ba2"/>
    </style:style>
    <style:style style:name="P16" style:family="paragraph" style:parent-style-name="Text_20_body">
      <style:text-properties officeooo:rsid="00272cf9" officeooo:paragraph-rsid="00306755"/>
    </style:style>
    <style:style style:name="P17" style:family="paragraph" style:parent-style-name="Text_20_body">
      <style:text-properties officeooo:rsid="002edcbe" officeooo:paragraph-rsid="002edcbe"/>
    </style:style>
    <style:style style:name="P18" style:family="paragraph" style:parent-style-name="Text_20_body">
      <style:text-properties officeooo:rsid="002edcbe" officeooo:paragraph-rsid="00306755"/>
    </style:style>
    <style:style style:name="P19" style:family="paragraph" style:parent-style-name="Text_20_body">
      <style:text-properties officeooo:rsid="002f9e28" officeooo:paragraph-rsid="002f9e28"/>
    </style:style>
    <style:style style:name="P20" style:family="paragraph" style:parent-style-name="Text_20_body">
      <style:text-properties officeooo:rsid="0032da21" officeooo:paragraph-rsid="0032da21"/>
    </style:style>
    <style:style style:name="P21" style:family="paragraph" style:parent-style-name="Text_20_body">
      <style:text-properties officeooo:rsid="00350ba9" officeooo:paragraph-rsid="00350ba9"/>
    </style:style>
    <style:style style:name="P22" style:family="paragraph" style:parent-style-name="Text_20_body">
      <style:text-properties officeooo:rsid="001c89ad" officeooo:paragraph-rsid="001b38ed"/>
    </style:style>
    <style:style style:name="P23" style:family="paragraph" style:parent-style-name="Text_20_body">
      <style:text-properties officeooo:rsid="00338835" officeooo:paragraph-rsid="00338835"/>
    </style:style>
    <style:style style:name="P24" style:family="paragraph" style:parent-style-name="Text_20_body">
      <style:text-properties officeooo:rsid="00371043" officeooo:paragraph-rsid="00371043"/>
    </style:style>
    <style:style style:name="P25" style:family="paragraph" style:parent-style-name="Text_20_body">
      <style:text-properties officeooo:rsid="0039f897" officeooo:paragraph-rsid="0039f897"/>
    </style:style>
    <style:style style:name="P26" style:family="paragraph" style:parent-style-name="Text_20_body">
      <style:text-properties officeooo:rsid="0039f897" officeooo:paragraph-rsid="003c23c4"/>
    </style:style>
    <style:style style:name="P27" style:family="paragraph" style:parent-style-name="Text_20_body">
      <style:text-properties officeooo:rsid="003d1b03" officeooo:paragraph-rsid="003d1b03"/>
    </style:style>
    <style:style style:name="P28" style:family="paragraph" style:parent-style-name="Text_20_body">
      <style:text-properties officeooo:rsid="003e6f55" officeooo:paragraph-rsid="003e6f55"/>
    </style:style>
    <style:style style:name="P29" style:family="paragraph" style:parent-style-name="Text_20_body">
      <style:text-properties officeooo:rsid="00407f23" officeooo:paragraph-rsid="00407f23"/>
    </style:style>
    <style:style style:name="P30" style:family="paragraph" style:parent-style-name="Text_20_body">
      <style:text-properties officeooo:rsid="003704ab" officeooo:paragraph-rsid="003c23c4"/>
    </style:style>
    <style:style style:name="P31" style:family="paragraph" style:parent-style-name="Text_20_body">
      <style:text-properties officeooo:rsid="0013dd09" officeooo:paragraph-rsid="0013dd09"/>
    </style:style>
    <style:style style:name="P32" style:family="paragraph" style:parent-style-name="Text_20_body">
      <style:text-properties officeooo:rsid="0040ef24" officeooo:paragraph-rsid="0040ef24"/>
    </style:style>
    <style:style style:name="P33" style:family="paragraph" style:parent-style-name="Text_20_body">
      <style:text-properties officeooo:rsid="004735f4" officeooo:paragraph-rsid="004735f4"/>
    </style:style>
    <style:style style:name="P34" style:family="paragraph" style:parent-style-name="code_20_blob">
      <style:text-properties officeooo:rsid="0016757a" officeooo:paragraph-rsid="0016757a"/>
    </style:style>
    <style:style style:name="P35" style:family="paragraph" style:parent-style-name="code_20_blob">
      <style:text-properties officeooo:rsid="00189fa9" officeooo:paragraph-rsid="00189fa9"/>
    </style:style>
    <style:style style:name="P36" style:family="paragraph" style:parent-style-name="code_20_blob">
      <style:text-properties officeooo:rsid="00189fa9" officeooo:paragraph-rsid="003e8fdb"/>
    </style:style>
    <style:style style:name="P37" style:family="paragraph" style:parent-style-name="code_20_blob">
      <style:text-properties officeooo:rsid="00189fa9" officeooo:paragraph-rsid="00407f23"/>
    </style:style>
    <style:style style:name="P38" style:family="paragraph" style:parent-style-name="code_20_blob">
      <style:text-properties officeooo:paragraph-rsid="00189fa9"/>
    </style:style>
    <style:style style:name="P39" style:family="paragraph" style:parent-style-name="code_20_blob">
      <style:text-properties officeooo:paragraph-rsid="001cb484"/>
    </style:style>
    <style:style style:name="P40" style:family="paragraph" style:parent-style-name="code_20_blob">
      <style:text-properties officeooo:rsid="0020220a" officeooo:paragraph-rsid="0020220a"/>
    </style:style>
    <style:style style:name="P41" style:family="paragraph" style:parent-style-name="code_20_blob">
      <style:text-properties officeooo:rsid="0023ef8f" officeooo:paragraph-rsid="0023ef8f"/>
    </style:style>
    <style:style style:name="P42" style:family="paragraph" style:parent-style-name="code_20_blob">
      <style:text-properties officeooo:rsid="00306755" officeooo:paragraph-rsid="00306755"/>
    </style:style>
    <style:style style:name="P43" style:family="paragraph" style:parent-style-name="code_20_blob">
      <style:text-properties officeooo:rsid="00317187" officeooo:paragraph-rsid="00317187"/>
    </style:style>
    <style:style style:name="P44" style:family="paragraph" style:parent-style-name="code_20_blob">
      <style:text-properties officeooo:rsid="0039f897" officeooo:paragraph-rsid="0039f897"/>
    </style:style>
    <style:style style:name="P45" style:family="paragraph" style:parent-style-name="code_20_blob">
      <style:text-properties officeooo:rsid="003b3fbd" officeooo:paragraph-rsid="003b3fbd"/>
    </style:style>
    <style:style style:name="P46" style:family="paragraph" style:parent-style-name="code_20_blob">
      <style:text-properties officeooo:rsid="003d1b03" officeooo:paragraph-rsid="003d1b03"/>
    </style:style>
    <style:style style:name="P47" style:family="paragraph" style:parent-style-name="code_20_blob">
      <style:text-properties officeooo:rsid="003e71ff" officeooo:paragraph-rsid="003e71ff"/>
    </style:style>
    <style:style style:name="P48" style:family="paragraph" style:parent-style-name="code_20_blob">
      <style:text-properties officeooo:rsid="003e6f55" officeooo:paragraph-rsid="003e8fdb"/>
    </style:style>
    <style:style style:name="P49" style:family="paragraph" style:parent-style-name="code_20_blob">
      <style:text-properties officeooo:rsid="00407f23" officeooo:paragraph-rsid="00407f23"/>
    </style:style>
    <style:style style:name="P50" style:family="paragraph" style:parent-style-name="Heading_20_2">
      <style:paragraph-properties fo:break-before="page"/>
    </style:style>
    <style:style style:name="P51" style:family="paragraph" style:parent-style-name="Heading_20_2" style:list-style-name="">
      <style:paragraph-properties fo:break-before="page"/>
      <style:text-properties officeooo:rsid="00250ba2" officeooo:paragraph-rsid="00250ba2"/>
    </style:style>
    <style:style style:name="P52" style:family="paragraph" style:parent-style-name="Heading_20_2">
      <style:paragraph-properties fo:break-before="page"/>
      <style:text-properties officeooo:paragraph-rsid="00306755"/>
    </style:style>
    <style:style style:name="P53" style:family="paragraph" style:parent-style-name="Heading_20_3">
      <style:text-properties officeooo:rsid="0024d5e4" officeooo:paragraph-rsid="0024d5e4"/>
    </style:style>
    <style:style style:name="P54" style:family="paragraph" style:parent-style-name="Heading_20_3">
      <style:text-properties officeooo:rsid="0032da21" officeooo:paragraph-rsid="0032da21"/>
    </style:style>
    <style:style style:name="P55" style:family="paragraph" style:parent-style-name="code_20_blob" style:list-style-name=""/>
    <style:style style:name="P56" style:family="paragraph" style:parent-style-name="code_20_blob" style:list-style-name="">
      <style:text-properties officeooo:rsid="00272cf9" officeooo:paragraph-rsid="00272cf9"/>
    </style:style>
    <style:style style:name="P57" style:family="paragraph" style:parent-style-name="Text_20_body" style:list-style-name="L1"/>
    <style:style style:name="P58" style:family="paragraph" style:parent-style-name="Text_20_body" style:list-style-name=""/>
    <style:style style:name="P59" style:family="paragraph" style:parent-style-name="Text_20_body" style:list-style-name="">
      <style:text-properties officeooo:paragraph-rsid="001c8361"/>
    </style:style>
    <style:style style:name="P60" style:family="paragraph" style:parent-style-name="Text_20_body" style:list-style-name="">
      <style:text-properties officeooo:rsid="0027006d" officeooo:paragraph-rsid="0027006d"/>
    </style:style>
    <style:style style:name="P61" style:family="paragraph" style:parent-style-name="Text_20_body" style:list-style-name="">
      <style:text-properties officeooo:rsid="0028f25e" officeooo:paragraph-rsid="0028f25e"/>
    </style:style>
    <style:style style:name="P62" style:family="paragraph" style:parent-style-name="Text_20_body" style:list-style-name="L2">
      <style:text-properties officeooo:rsid="00350ba9" officeooo:paragraph-rsid="00350ba9"/>
    </style:style>
    <style:style style:name="P63" style:family="paragraph" style:parent-style-name="Text_20_body">
      <style:text-properties officeooo:rsid="004a3f88" officeooo:paragraph-rsid="004a3f88"/>
    </style:style>
    <style:style style:name="P64" style:family="paragraph" style:parent-style-name="Text_20_body" style:list-style-name="L3">
      <style:text-properties officeooo:rsid="004a3f88" officeooo:paragraph-rsid="004a3f88"/>
    </style:style>
    <style:style style:name="T1" style:family="text">
      <style:text-properties fo:font-size="11pt" fo:font-weight="normal"/>
    </style:style>
    <style:style style:name="T2" style:family="text">
      <style:text-properties fo:font-size="11pt" fo:font-weight="normal" officeooo:rsid="0016757a"/>
    </style:style>
    <style:style style:name="T3" style:family="text">
      <style:text-properties officeooo:rsid="0016757a"/>
    </style:style>
    <style:style style:name="T4" style:family="text">
      <style:text-properties officeooo:rsid="001775a7"/>
    </style:style>
    <style:style style:name="T5" style:family="text">
      <style:text-properties officeooo:rsid="00189fa9"/>
    </style:style>
    <style:style style:name="T6" style:family="text">
      <style:text-properties fo:color="#ff0000"/>
    </style:style>
    <style:style style:name="T7" style:family="text">
      <style:text-properties style:use-window-font-color="true" officeooo:rsid="001cb484"/>
    </style:style>
    <style:style style:name="T8" style:family="text">
      <style:text-properties officeooo:rsid="0020220a"/>
    </style:style>
    <style:style style:name="T9" style:family="text">
      <style:text-properties officeooo:rsid="00250ba2"/>
    </style:style>
    <style:style style:name="T10" style:family="text">
      <style:text-properties officeooo:rsid="00257de1"/>
    </style:style>
    <style:style style:name="T11" style:family="text">
      <style:text-properties officeooo:rsid="0027963c"/>
    </style:style>
    <style:style style:name="T12" style:family="text">
      <style:text-properties officeooo:rsid="00285bf4"/>
    </style:style>
    <style:style style:name="T13" style:family="text">
      <style:text-properties officeooo:rsid="002edcbe"/>
    </style:style>
    <style:style style:name="T14" style:family="text">
      <style:text-properties officeooo:rsid="00306755"/>
    </style:style>
    <style:style style:name="T15" style:family="text">
      <style:text-properties officeooo:rsid="00338835"/>
    </style:style>
    <style:style style:name="T16" style:family="text">
      <style:text-properties officeooo:rsid="003a7557"/>
    </style:style>
    <style:style style:name="T17" style:family="text">
      <style:text-properties officeooo:rsid="003e8fdb"/>
    </style:style>
    <style:style style:name="T18" style:family="text">
      <style:text-properties officeooo:rsid="00407f23"/>
    </style:style>
    <style:style style:name="T19" style:family="text">
      <style:text-properties officeooo:rsid="004391d5"/>
    </style:style>
    <style:style style:name="T20" style:family="text">
      <style:text-properties officeooo:rsid="00441b57"/>
    </style:style>
    <style:style style:name="T21" style:family="text">
      <style:text-properties officeooo:rsid="00459e50"/>
    </style:style>
    <style:style style:name="T22" style:family="text">
      <style:text-properties officeooo:rsid="004735f4"/>
    </style:style>
    <style:style style:name="T23" style:family="text">
      <style:text-properties officeooo:rsid="004a3f88"/>
    </style:style>
    <style:style style:name="T24" style:family="text">
      <style:text-properties fo:font-style="italic" style:font-style-asian="italic" style:font-style-complex="italic"/>
    </style:style>
    <style:style style:name="T25" style:family="text">
      <style:text-properties officeooo:rsid="004bb31b"/>
    </style:style>
    <style:style style:name="T26" style:family="text">
      <style:text-properties officeooo:rsid="004cf71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start text:name="__RefHeading__108_1754171659"/>Perl XS: Introductory Workshop<text:bookmark-end text:name="__RefHeading__108_1754171659"/></text:p>
      <text:p text:style-name="P6">Rishi Nag</text:p>
      <text:p text:style-name="P3"><text:a xlink:type="simple" xlink:href="http://www.ebi.ac.uk/~rishi/2015_ensembl_retreat/" text:style-name="Internet_20_link" text:visited-style-name="Visited_20_Internet_20_Link"><text:span text:style-name="T1">http://www.ebi.ac.uk/~rishi/2015_ensembl_retreat/</text:span></text:a></text:p>
      <text:p text:style-name="P8"><text:span text:style-name="T1">This workshop uses Perl, </text:span><text:span text:style-name="T2">standard build tools, </text:span><text:span text:style-name="T1">a terminal and an editor. It has notes and code sections. </text:span></text:p>
      <text:p text:style-name="P39"><text:span text:style-name="T7">A Code Section</text:span><text:span text:style-name="T6"> </text:span></text:p>
      <text:p text:style-name="Text_20_body"/>
      <text:h text:style-name="Heading_20_1" text:outline-level="1"><text:bookmark-start text:name="__RefHeading__433_1754171659"/>Basics<text:bookmark-end text:name="__RefHeading__433_1754171659"/></text:h>
      <text:h text:style-name="Heading_20_2" text:outline-level="2"><text:bookmark-start text:name="__RefHeading__112_1754171659"/>Create a Basic XS Framework<text:bookmark-end text:name="__RefHeading__112_1754171659"/></text:h>
      <text:p text:style-name="Text_20_body">Create the Framework</text:p>
      <text:p text:style-name="code_20_blob"><text:bookmark-start text:name="__DdeLink__477_729129373"/><text:bookmark-start text:name="__DdeLink__475_729129373"/>h2xs -A -n MyXS<text:bookmark-end text:name="__DdeLink__477_729129373"/><text:bookmark-end text:name="__DdeLink__475_729129373"/></text:p>
      <text:p text:style-name="Text_20_body"/>
      <text:p text:style-name="Text_20_body">The important files created in MyXS are the following. Have a look at these.</text:p>
      <text:list xml:id="list3442403144785021546" text:style-name="L1">
        <text:list-item>
          <text:p text:style-name="P57">Makefile.PL – libraries and headers, C compilation options</text:p>
        </text:list-item>
        <text:list-item>
          <text:p text:style-name="P57">MyXS.xs – where your XS code lives</text:p>
        </text:list-item>
      </text:list>
      <text:p text:style-name="Text_20_body">Test the build <text:span text:style-name="T3">process</text:span>:</text:p>
      <text:p text:style-name="code_20_blob">cd MyXS</text:p>
      <text:p text:style-name="code_20_blob">perl Makefile.PL</text:p>
      <text:p text:style-name="code_20_blob">make</text:p>
      <text:h text:style-name="P59" text:outline-level="2"/>
      <text:h text:style-name="P59" text:outline-level="2"><text:bookmark-start text:name="__RefHeading__435_1754171659"/>For more info <text:a xlink:type="simple" xlink:href="http://perldoc.perl.org/h2xs.html" text:style-name="Internet_20_link" text:visited-style-name="Visited_20_Internet_20_Link">http</text:a><text:a xlink:type="simple" xlink:href="http://perldoc.perl.org/h2xs.html" text:style-name="Internet_20_link" text:visited-style-name="Visited_20_Internet_20_Link">://</text:a><text:a xlink:type="simple" xlink:href="http://perldoc.perl.org/h2xs.html" text:style-name="Internet_20_link" text:visited-style-name="Visited_20_Internet_20_Link">perldoc.perl.org/h2xs.html</text:a> <text:bookmark-end text:name="__RefHeading__435_1754171659"/></text:h>
      <text:h text:style-name="P50" text:outline-level="2"><text:bookmark-start text:name="__RefHeading__114_1754171659"/>Make a Hello World<text:bookmark-end text:name="__RefHeading__114_1754171659"/></text:h>
      <text:p text:style-name="P31">Add a hello world function to the XS script and a perl function to call it.</text:p>
      <text:p text:style-name="P32">MyXS.xs (whole file) will look like:</text:p>
      <text:p text:style-name="P34"><text:bookmark-start text:name="__DdeLink__479_729129373"/>#include "EXTERN.h"<text:line-break/>#include "perl.h"</text:p>
      <text:p text:style-name="code_20_blob">#include "XSUB.h"</text:p>
      <text:p text:style-name="P34"/>
      <text:p text:style-name="P34">#include "ppport.h"</text:p>
      <text:p text:style-name="P34"/>
      <text:p text:style-name="P34">#include &lt;stdio.h&gt;</text:p>
      <text:p text:style-name="P34">void print_hello()</text:p>
      <text:p text:style-name="P34">{</text:p>
      <text:p text:style-name="P34"><text:s text:c="2"/>printf( "Hello From XS!\n" ) ;</text:p>
      <text:p text:style-name="P34">}</text:p>
      <text:p text:style-name="P34"/>
      <text:p text:style-name="P34">MODULE = MyXS<text:tab/><text:tab/>PACKAGE = MyXS<text:tab/><text:tab/></text:p>
      <text:p text:style-name="P34"/>
      <text:p text:style-name="P34">void</text:p>
      <text:p text:style-name="P34">print_hello()<text:bookmark-end text:name="__DdeLink__479_729129373"/></text:p>
      <text:p text:style-name="Text_20_body"/>
      <text:p text:style-name="Text_20_body"><text:span text:style-name="T4">Create a </text:span>Perl <text:span text:style-name="T4">file in the same directory, calling_xs.pl</text:span></text:p>
      <text:p text:style-name="P35"><text:bookmark-start text:name="__DdeLink__488_1065377231"/><text:bookmark-start text:name="__DdeLink__481_729129373"/>use MyXS ; <text:s text:c="2"/><text:span text:style-name="T13">#this will be skipped in subsequent examples</text:span></text:p>
      <text:p text:style-name="P35"/>
      <text:p text:style-name="P35">MyXS::print_hello() ;<text:bookmark-end text:name="__DdeLink__488_1065377231"/><text:bookmark-end text:name="__DdeLink__481_729129373"/></text:p>
      <text:p text:style-name="P4"/>
      <text:p text:style-name="P4">Run the build process <text:span text:style-name="T9">and run the file. The first line is only really needed if new files or build options are changed – but kept here as a reminder.</text:span></text:p>
      <text:p text:style-name="P35">perl Makefile.PL</text:p>
      <text:p text:style-name="P35">make</text:p>
      <text:p text:style-name="P38"><text:bookmark-start text:name="__DdeLink__483_729129373"/>perl -Mblib <text:span text:style-name="T5">calling_xs.pl</text:span><text:bookmark-end text:name="__DdeLink__483_729129373"/></text:p>
      <text:p text:style-name="Text_20_body"/>
      <text:p text:style-name="P15">This, and the first <text:span text:style-name="T23">few following </text:span>exercises use the same function name in C and XS to allow the code to be called correctly.</text:p>
      <text:p text:style-name="P63"><text:span text:style-name="T25">For the workshop</text:span> the -M flag <text:span text:style-name="T26">is being used to load items. In practise it </text:span>should be omitted and needs to be replaced by two items:</text:p>
      <text:list xml:id="list1041426616762828966" text:style-name="L3">
        <text:list-item>
          <text:p text:style-name="P64">add the lib <text:span text:style-name="T26">(containing .pm file) </text:span>directory to the PERL5LIB path</text:p>
        </text:list-item>
        <text:list-item>
          <text:p text:style-name="P64">The shared object library (blib/arch/auto/<text:span text:style-name="T24">ModuleName</text:span>/<text:span text:style-name="T24">ModuleName</text:span>.so) needs to be placed where it can be loaded – this can be the <text:span text:style-name="T25">lib or working directory.</text:span></text:p>
        </text:list-item>
      </text:list>
      <text:h text:style-name="P50" text:outline-level="2"><text:bookmark-start text:name="__RefHeading__437_1754171659"/><text:span text:style-name="T8">Passing Basic </text:span>Parameters<text:bookmark-end text:name="__RefHeading__437_1754171659"/></text:h>
      <text:p text:style-name="P22">Let's make some functions that will allow us to print more. Remember to add the XS and C parts to the correct section of the file.</text:p>
      <text:p text:style-name="P10">The C function comes first.</text:p>
      <text:p text:style-name="code_20_blob"><text:bookmark-start text:name="__DdeLink__490_1065377231"/>void print_string(char* s)</text:p>
      <text:p text:style-name="code_20_blob">{</text:p>
      <text:p text:style-name="code_20_blob"><text:s text:c="2"/>printf("InXS:%s\n",s) ;</text:p>
      <text:p text:style-name="code_20_blob">}<text:bookmark-end text:name="__DdeLink__490_1065377231"/></text:p>
      <text:p text:style-name="P10"/>
      <text:p text:style-name="P10">The XS function now takes a parameter and type definition, with one type definition per line.</text:p>
      <text:p text:style-name="code_20_blob"><text:bookmark-start text:name="__DdeLink__494_1065377231"/><text:bookmark-start text:name="__DdeLink__492_1065377231"/>void</text:p>
      <text:p text:style-name="code_20_blob">print_string(s)</text:p>
      <text:p text:style-name="code_20_blob"><text:s text:c="2"/>char* s<text:bookmark-end text:name="__DdeLink__494_1065377231"/><text:bookmark-end text:name="__DdeLink__492_1065377231"/></text:p>
      <text:p text:style-name="P5"/>
      <text:p text:style-name="P7">Edit your Perl file</text:p>
      <text:p text:style-name="P40"><text:bookmark-start text:name="__DdeLink__496_1065377231"/>MyXS::print_string("Need You Tonight") ;<text:bookmark-end text:name="__DdeLink__496_1065377231"/></text:p>
      <text:p text:style-name="Text_20_body"/>
      <text:p text:style-name="P9">Re-run the build process.</text:p>
      <text:h text:style-name="Heading_20_3" text:outline-level="3"><text:bookmark-start text:name="__RefHeading__439_1754171659"/>Task<text:bookmark-end text:name="__RefHeading__439_1754171659"/></text:h>
      <text:p text:style-name="P10">Write the XS function for the print_strings function below and perl code to use it.</text:p>
      <text:p text:style-name="P41">void print_strings(char* s1, char* s2)</text:p>
      <text:p text:style-name="P41">{</text:p>
      <text:p text:style-name="P41"><text:s text:c="2"/>printf("InXS 1:%s\n", s1) ;</text:p>
      <text:p text:style-name="P41"><text:s text:c="2"/>printf("InXS 2:%s\n", s2) ;</text:p>
      <text:p text:style-name="P41">}</text:p>
      <text:h text:style-name="P50" text:outline-level="2"><text:bookmark-start text:name="__RefHeading__441_1754171659"/>Returning Basic Arguments<text:bookmark-end text:name="__RefHeading__441_1754171659"/></text:h>
      <text:p text:style-name="P11">Add a C function to the XS file:</text:p>
      <text:p text:style-name="code_20_blob"><text:bookmark-start text:name="__DdeLink__498_1065377231"/>int treble(int x)</text:p>
      <text:p text:style-name="code_20_blob">{</text:p>
      <text:p text:style-name="code_20_blob"><text:s text:c="2"/>x*=3 ;</text:p>
      <text:p text:style-name="code_20_blob"><text:s text:c="2"/>return x ;</text:p>
      <text:p text:style-name="code_20_blob">}<text:bookmark-end text:name="__DdeLink__498_1065377231"/></text:p>
      <text:p text:style-name="Text_20_body"/>
      <text:p text:style-name="P12">Note that the XS function now has a return type associcated with it. </text:p>
      <text:p text:style-name="code_20_blob"><text:bookmark-start text:name="__DdeLink__500_1065377231"/>int</text:p>
      <text:p text:style-name="code_20_blob">treble( x )</text:p>
      <text:p text:style-name="code_20_blob"><text:s text:c="2"/>int x <text:bookmark-end text:name="__DdeLink__500_1065377231"/></text:p>
      <text:p text:style-name="Text_20_body"/>
      <text:p text:style-name="P13">And the following calls the code and returns the value.</text:p>
      <text:p text:style-name="code_20_blob"><text:bookmark-start text:name="__DdeLink__502_1065377231"/>$a = 345 ;</text:p>
      <text:p text:style-name="code_20_blob">print("3x$a=", &amp;MyXS::treble($a),"\n") ;<text:bookmark-end text:name="__DdeLink__502_1065377231"/></text:p>
      <text:h text:style-name="P53" text:outline-level="3"/>
      <text:h text:style-name="P53" text:outline-level="3"><text:bookmark-start text:name="__RefHeading__443_1754171659"/>Task<text:span text:style-name="T9">s</text:span><text:bookmark-end text:name="__RefHeading__443_1754171659"/></text:h>
      <text:p text:style-name="P14">Try calling the function with a string parameter. What happens? <text:span text:style-name="T10">Try with a float parameter.</text:span></text:p>
      <text:p text:style-name="P15">Try making a multiply function in C and its XS interface.</text:p>
      <text:p text:style-name="P14"/>
      <text:h text:style-name="P51" text:outline-level="2"><text:bookmark-start text:name="__RefHeading__445_1754171659"/>XS Code Sections<text:bookmark-end text:name="__RefHeading__445_1754171659"/></text:h>
      <text:h text:style-name="P60" text:outline-level="2"><text:bookmark-start text:name="__RefHeading__447_1754171659"/>The implementation does not have to be in the C section of an XS file. <text:span text:style-name="T19">We now introduce two sections to the XS function – CODE and OUTPUT.</text:span><text:bookmark-end text:name="__RefHeading__447_1754171659"/></text:h>
      <text:h text:style-name="P55" text:outline-level="2"><text:bookmark-start text:name="__DdeLink__526_1065377231"/><text:bookmark-start text:name="__DdeLink__518_1065377231"/><text:bookmark-start text:name="__RefHeading__449_1754171659"/>int<text:bookmark-end text:name="__RefHeading__449_1754171659"/></text:h>
      <text:h text:style-name="P55" text:outline-level="2"><text:bookmark-start text:name="__RefHeading__451_1754171659"/>quadruple( x )<text:bookmark-end text:name="__RefHeading__451_1754171659"/></text:h>
      <text:h text:style-name="P55" text:outline-level="2"><text:bookmark-start text:name="__RefHeading__453_1754171659"/><text:s text:c="2"/>int x<text:bookmark-end text:name="__RefHeading__453_1754171659"/></text:h>
      <text:h text:style-name="P55" text:outline-level="2"><text:bookmark-start text:name="__RefHeading__455_1754171659"/>CODE:<text:bookmark-end text:name="__RefHeading__455_1754171659"/></text:h>
      <text:h text:style-name="P55" text:outline-level="2"><text:bookmark-start text:name="__RefHeading__457_1754171659"/><text:s text:c="2"/>RETVAL = 4*x ;<text:bookmark-end text:name="__RefHeading__457_1754171659"/></text:h>
      <text:h text:style-name="P55" text:outline-level="2"><text:bookmark-start text:name="__RefHeading__459_1754171659"/>OUTPUT:<text:bookmark-end text:name="__RefHeading__459_1754171659"/></text:h>
      <text:h text:style-name="P55" text:outline-level="2"><text:bookmark-start text:name="__RefHeading__461_1754171659"/><text:s text:c="2"/>RETVAL<text:bookmark-end text:name="__DdeLink__526_1065377231"/><text:bookmark-end text:name="__DdeLink__518_1065377231"/><text:bookmark-end text:name="__RefHeading__461_1754171659"/></text:h>
      <text:h text:style-name="P58" text:outline-level="2"/>
      <text:h text:style-name="P60" text:outline-level="2"><text:bookmark-start text:name="__RefHeading__463_1754171659"/><text:span text:style-name="T12">If no function is present a</text:span> C function prototype will be required in the C section of the XS file.<text:bookmark-end text:name="__RefHeading__463_1754171659"/></text:h>
      <text:h text:style-name="P56" text:outline-level="2"><text:bookmark-start text:name="__DdeLink__528_1065377231"/><text:bookmark-start text:name="__DdeLink__530_1065377231"/><text:bookmark-start text:name="__RefHeading__465_1754171659"/>int quadruple( int x ) ;<text:bookmark-end text:name="__DdeLink__528_1065377231"/><text:bookmark-end text:name="__DdeLink__530_1065377231"/><text:bookmark-end text:name="__RefHeading__465_1754171659"/></text:h>
      <text:h text:style-name="P58" text:outline-level="2"/>
      <text:h text:style-name="P61" text:outline-level="2">Make the library, edit the Perl module to call this function and run.</text:h>
      <text:h text:style-name="P54" text:outline-level="3">Task</text:h>
      <text:p text:style-name="P20">Try putting a call to print_string() <text:span text:style-name="T19">from the second example </text:span>in the CODE section of th<text:span text:style-name="T19">e quadruple XS code</text:span>.</text:p>
      <text:h text:style-name="P52" text:outline-level="2">Return multiple parameters</text:h>
      <text:p text:style-name="P16">One stylistic <text:span text:style-name="T11">habit Perl uses is the ability to return multiple. XS allows this to happen using the OUTLIST keyword and passing in the values. Add the XS prototype, also using NO_INIT to indicate the following variables don't need to be initialized.</text:span></text:p>
      <text:p text:style-name="P42"><text:bookmark-start text:name="__DdeLink__532_1065377231"/><text:bookmark-start text:name="__DdeLink__544_1065377231"/>void</text:p>
      <text:p text:style-name="P42">tripquad_<text:span text:style-name="T19">outlist</text:span>( x, OUTLIST times3, OUTLIST times4 )</text:p>
      <text:p text:style-name="P42"><text:s text:c="7"/>int x</text:p>
      <text:p text:style-name="P42"><text:s text:c="7"/>int times3 = NO_INIT</text:p>
      <text:p text:style-name="P42"><text:s text:c="7"/>int times4 = NO_INIT<text:bookmark-end text:name="__DdeLink__532_1065377231"/><text:bookmark-end text:name="__DdeLink__544_1065377231"/></text:p>
      <text:p text:style-name="P17"/>
      <text:p text:style-name="P18">Add the C function to the XS file. <text:span text:style-name="T14">Note the OUTLIST keyword means the values get added as pointers to that datatype.</text:span></text:p>
      <text:p text:style-name="P42"><text:bookmark-start text:name="__DdeLink__546_1065377231"/><text:bookmark-start text:name="__DdeLink__534_1065377231"/>void tripquad_outlist( int x, int* times3, int* times4 )</text:p>
      <text:p text:style-name="P42">{</text:p>
      <text:p text:style-name="P42"><text:s text:c="2"/>*times3 = x*3 ;</text:p>
      <text:p text:style-name="P42"><text:s text:c="2"/>*times4 = x*4 ;</text:p>
      <text:p text:style-name="P42">}<text:bookmark-end text:name="__DdeLink__546_1065377231"/><text:bookmark-end text:name="__DdeLink__534_1065377231"/></text:p>
      <text:p text:style-name="P18"/>
      <text:p text:style-name="P17">Add the calling code to the Perl function.</text:p>
      <text:p text:style-name="P43"><text:bookmark-start text:name="__DdeLink__548_1065377231"/>$a = 345 ;</text:p>
      <text:p text:style-name="P43">($t3, $t4) = &amp;MyXS::tripquad_outlist($a) ;</text:p>
      <text:p text:style-name="P43">print("3x$a=$t3\n") ;</text:p>
      <text:p text:style-name="P43">print("4x$a=$t4\n") ;<text:bookmark-end text:name="__DdeLink__548_1065377231"/></text:p>
      <text:p text:style-name="P17"/>
      <text:p text:style-name="P19">Run the <text:span text:style-name="T14">build and the Perl file.</text:span></text:p>
      <text:h text:style-name="Heading_20_3" text:outline-level="3">Task</text:h>
      <text:p text:style-name="P21">What happens when you specify </text:p>
      <text:list xml:id="list7041395356177772762" text:style-name="L2">
        <text:list-item>
          <text:p text:style-name="P62">a single scalar variable</text:p>
        </text:list-item>
        <text:list-item>
          <text:p text:style-name="P62">an array</text:p>
        </text:list-item>
      </text:list>
      <text:p text:style-name="P21">as the value recieving the return result from the function.</text:p>
      <text:h text:style-name="P50" text:outline-level="2"><text:bookmark-start text:name="__RefHeading__469_1754171659"/>Calling A <text:span text:style-name="T15">Non-Standard </text:span>C Library<text:bookmark-end text:name="__RefHeading__469_1754171659"/></text:h>
      <text:p text:style-name="P23">We have seen how to use a function from a C library – the print functions created earlier all used printf from stdio.h. In this final section of the workshop we will call a non-standard library and make a call to it from. The XS file needs to be changed in the same way – it will need to include the header file and make the function call. </text:p>
      <text:p text:style-name="P24">Make sure you are in the MyXS directory.</text:p>
      <text:p text:style-name="P26">Prepare the C library we are going to use for this project. <text:span text:style-name="T16">This is a basic C library which will print s statement out with a single function.</text:span></text:p>
      <text:p text:style-name="code_20_blob"><text:bookmark-start text:name="__DdeLink__550_1065377231"/>git clone <text:a xlink:type="simple" xlink:href="https://github.com/rishidev/xs-workshop1-c_lib.git" text:style-name="Internet_20_link" text:visited-style-name="Visited_20_Internet_20_Link">https://github.com/rishidev/xs-workshop1-c_lib.git</text:a><text:bookmark-end text:name="__DdeLink__550_1065377231"/></text:p>
      <text:p text:style-name="P44"><text:bookmark-start text:name="__DdeLink__552_1065377231"/>cd <text:a xlink:type="simple" xlink:href="https://github.com/rishidev/xs-workshop1-c_lib.git" text:style-name="Internet_20_link" text:visited-style-name="Visited_20_Internet_20_Link">xs-workshop1-c_lib</text:a><text:bookmark-end text:name="__DdeLink__552_1065377231"/></text:p>
      <text:p text:style-name="P45"><text:bookmark-start text:name="__DdeLink__554_1065377231"/>gcc -<text:span text:style-name="T17">fPIC </text:span>-c simple.c -o simple.o<text:bookmark-end text:name="__DdeLink__554_1065377231"/></text:p>
      <text:p text:style-name="P45"><text:bookmark-start text:name="__DdeLink__556_1065377231"/>ar rcs libsimple.a simple.o<text:bookmark-end text:name="__DdeLink__556_1065377231"/></text:p>
      <text:p text:style-name="P25"/>
      <text:p text:style-name="P30">As this will be a non-standard C library alter the Makefile.PL file to indicate the location of the header file and the library needed for the XS module to build successfully. Alter the INC and LIB lines in Makefile.PL</text:p>
      <text:p text:style-name="code_20_blob"><text:bookmark-start text:name="__DdeLink__558_1065377231"/>INC <text:s text:c="14"/>=&gt; '-I. -I./xs-workshop1-c_lib',</text:p>
      <text:p text:style-name="P47">LIBS <text:s text:c="13"/>=&gt; ['-L./xs-workshop1-c_lib -lsimple'],<text:bookmark-end text:name="__DdeLink__558_1065377231"/></text:p>
      <text:p text:style-name="P27"/>
      <text:p text:style-name="P27">A<text:span text:style-name="T20">dd a new</text:span> print_string function in the <text:span text:style-name="T18">My</text:span>XS.<text:span text:style-name="T18">xs</text:span> file, and include simple.h</text:p>
      <text:p text:style-name="code_20_blob"/>
      <text:p text:style-name="P46"><text:bookmark-start text:name="__DdeLink__560_1065377231"/>#include "simple.h"</text:p>
      <text:p text:style-name="P46"/>
      <text:p text:style-name="P46">void print_string<text:span text:style-name="T20">2</text:span>(const char* s)</text:p>
      <text:p text:style-name="P46">{</text:p>
      <text:p text:style-name="P46"><text:s text:c="2"/>printf("InXS:%s\n",s) ;</text:p>
      <text:p text:style-name="P46"><text:s text:c="2"/>print_clib(s) ;</text:p>
      <text:p text:style-name="P46">}<text:bookmark-end text:name="__DdeLink__560_1065377231"/></text:p>
      <text:p text:style-name="P46"/>
      <text:p text:style-name="P27"/>
      <text:p text:style-name="P33">Add the print_string2 XS interface – this will be the same as for print_string bar the name.</text:p>
      <text:p text:style-name="P29">Ensure a call to print_string<text:span text:style-name="T21">2</text:span>() is present in <text:span text:style-name="T4">calling_xs.pl.</text:span></text:p>
      <text:p text:style-name="P29">Move back to the MyXS directory (if you haven't already), compile and run. <text:span text:style-name="T22">As we have edited Makefile.PL we will also need to regenerate the makefile.</text:span></text:p>
      <text:p text:style-name="P49">cd ..</text:p>
      <text:p text:style-name="P37">perl Makefile.PL</text:p>
      <text:p text:style-name="P36">make</text:p>
      <text:p text:style-name="P48">perl -Mblib <text:span text:style-name="T5">calling_xs.pl</text:span></text:p>
      <text:p text:style-name="P28"/>
      <text:p text:style-name="P29">Ensure both the XS and C print output is pres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ucida Console" svg:font-family="'Lucida Console'"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de_20_blob" style:display-name="code blob" style:family="paragraph" style:parent-style-name="Text_20_body">
      <style:paragraph-properties fo:margin-left="0.3cm" fo:margin-right="0cm" fo:margin-top="0cm" fo:margin-bottom="0cm" loext:contextual-spacing="false" fo:text-indent="0cm" style:auto-text-indent="false" fo:padding="0.199cm" fo:border="0.06pt solid #000000" style:shadow="none"/>
      <style:text-properties style:font-name="Lucida Console" fo:font-family="'Lucida Console'" style:font-style-name="Regular" style:font-family-generic="modern" style:font-pitch="fixe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c89ad" officeooo:paragraph-rsid="001c89a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text:page-number> of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8M24S</meta:editing-duration>
    <meta:editing-cycles>58</meta:editing-cycles>
    <meta:generator>LibreOffice/4.3.5.2$Windows_x86 LibreOffice_project/3a87456aaa6a95c63eea1c1b3201acedf0751bd5</meta:generator>
    <dc:date>2015-06-02T15:38:26.433000000</dc:date>
    <meta:document-statistic meta:table-count="0" meta:image-count="0" meta:object-count="0" meta:page-count="7" meta:paragraph-count="145" meta:word-count="990" meta:character-count="5754" meta:non-whitespace-character-count="4817"/>
    <meta:user-defined meta:name="Info 1"/>
    <meta:user-defined meta:name="Info 2"/>
    <meta:user-defined meta:name="Info 3"/>
    <meta:user-defined meta:name="Info 4"/>
  </office:meta>
</office:document-meta>
</file>